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pendScanner.setExcludes( String [ ] 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pendScanner.getNotInclude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Scanner.setCaseSensitive( boolean isCaseSensitiv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pendScanner.setRootClasses( Vector root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Scanner.getIncludedDirsCou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Scanner.DependScanner( DirectoryScanner parentScann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Scanner.getExcludedDire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Scanner.setIncludes( String [ ] in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pendScanner.scan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3">
            <text:p text:style-name="Table_20_Contents">3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DependScanner.getIncludedFilesCoun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pendScanner.getIncludedFil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pendScanner.getIncludedDire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Scanner.getExcludedFil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pendScanner.addDefaultExclud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pendScanner.getNotIncludedDirectori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